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C000000ABE7EC466E261D5417.png" manifest:media-type="image/png"/>
  <manifest:file-entry manifest:full-path="Pictures/10000201000002170000009109005AD3CD2AD440.png" manifest:media-type="image/png"/>
  <manifest:file-entry manifest:full-path="Pictures/10000201000002580000009F115DC04D66023D18.png" manifest:media-type="image/png"/>
  <manifest:file-entry manifest:full-path="Pictures/1000020100000251000000A9204052E327BFEF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57cm" svg:height="4.438cm" svg:x="2.144cm" svg:y="6.475cm">
          <draw:image xlink:href="Pictures/100002010000026C000000ABE7EC466E261D5417.png" xlink:type="simple" xlink:show="embed" xlink:actuate="onLoad" draw:mime-type="image/png">
            <text:p/>
          </draw:image>
        </draw:frame>
        <draw:frame draw:style-name="gr1" draw:text-style-name="P1" draw:layer="layout" svg:width="13.712cm" svg:height="4.025cm" svg:x="2.716cm" svg:y="1.983cm">
          <draw:image xlink:href="Pictures/10000201000002170000009109005AD3CD2AD440.png" xlink:type="simple" xlink:show="embed" xlink:actuate="onLoad" draw:mime-type="image/png">
            <text:p/>
          </draw:image>
        </draw:frame>
        <draw:frame draw:style-name="gr1" draw:text-style-name="P1" draw:layer="layout" svg:width="14.378cm" svg:height="4.126cm" svg:x="2.383cm" svg:y="11.2cm">
          <draw:image xlink:href="Pictures/10000201000002580000009F115DC04D66023D18.png" xlink:type="simple" xlink:show="embed" xlink:actuate="onLoad" draw:mime-type="image/png">
            <text:p/>
          </draw:image>
        </draw:frame>
        <draw:frame draw:style-name="gr1" draw:text-style-name="P1" draw:layer="layout" svg:width="14.209cm" svg:height="4.387cm" svg:x="2.468cm" svg:y="15.638cm">
          <draw:image xlink:href="Pictures/1000020100000251000000A9204052E327BFEF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24T21:14:14.422000000</dc:date>
    <meta:editing-duration>PT16S</meta:editing-duration>
    <meta:editing-cycles>1</meta:editing-cycles>
    <meta:document-statistic meta:object-count="4"/>
    <meta:generator>LibreOffice/7.1.2.2$Windows_X86_64 LibreOffice_project/8a45595d069ef5570103caea1b71cc9d82b2aae4</meta:generator>
  </office:meta>
</office:document-meta>
</file>